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utura-lt-w01-light" svg:font-family="futura-lt-w01-ligh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afd" officeooo:paragraph-rsid="00183afd"/>
    </style:style>
    <style:style style:name="P2" style:family="paragraph" style:parent-style-name="Standard">
      <style:text-properties officeooo:rsid="0018b472" officeooo:paragraph-rsid="0018b472"/>
    </style:style>
    <style:style style:name="P3" style:family="paragraph" style:parent-style-name="Standard">
      <style:text-properties officeooo:rsid="001a20d7" officeooo:paragraph-rsid="001a20d7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83afd" officeooo:paragraph-rsid="00183afd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d33e7" officeooo:paragraph-rsid="001d33e7"/>
    </style:style>
    <style:style style:name="P6" style:family="paragraph" style:parent-style-name="Standard">
      <style:text-properties style:font-name="Liberation Serif" fo:font-size="12pt" officeooo:paragraph-rsid="001d33e7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18b472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d4203" style:font-size-asian="12pt" style:font-size-complex="12pt"/>
    </style:style>
    <style:style style:name="P9" style:family="paragraph" style:parent-style-name="Standard">
      <style:text-properties officeooo:rsid="001d4203" officeooo:paragraph-rsid="001d4203"/>
    </style:style>
    <style:style style:name="P10" style:family="paragraph" style:parent-style-name="Standard">
      <style:text-properties officeooo:rsid="001a20d7" officeooo:paragraph-rsid="001a20d7"/>
    </style:style>
    <style:style style:name="P11" style:family="paragraph" style:parent-style-name="Standard">
      <style:text-properties officeooo:rsid="0020f469" officeooo:paragraph-rsid="0020f469"/>
    </style:style>
    <style:style style:name="P12" style:family="paragraph" style:parent-style-name="Standard">
      <style:text-properties officeooo:rsid="00218b0d" officeooo:paragraph-rsid="00218b0d"/>
    </style:style>
    <style:style style:name="P13" style:family="paragraph" style:parent-style-name="Standard">
      <style:text-properties officeooo:rsid="0018b472" officeooo:paragraph-rsid="0018b472"/>
    </style:style>
    <style:style style:name="P14" style:family="paragraph" style:parent-style-name="Standard">
      <style:text-properties officeooo:rsid="0018b472" officeooo:paragraph-rsid="00230382"/>
    </style:style>
    <style:style style:name="P15" style:family="paragraph" style:parent-style-name="Standard">
      <style:text-properties style:font-name="Liberation Serif" fo:font-size="12pt" officeooo:paragraph-rsid="0018b472" style:font-size-asian="12pt" style:font-size-complex="12pt"/>
    </style:style>
    <style:style style:name="T1" style:family="text">
      <style:text-properties officeooo:rsid="0018b472"/>
    </style:style>
    <style:style style:name="T2" style:family="text">
      <style:text-properties officeooo:rsid="001af62d"/>
    </style:style>
    <style:style style:name="T3" style:family="text">
      <style:text-properties officeooo:rsid="001d33e7"/>
    </style:style>
    <style:style style:name="T4" style:family="text">
      <style:text-properties fo:font-variant="normal" fo:text-transform="none" fo:color="#2f2e2e" loext:opacity="100%" fo:letter-spacing="normal" fo:font-style="normal" fo:font-weight="normal"/>
    </style:style>
    <style:style style:name="T5" style:family="text">
      <style:text-properties fo:font-variant="normal" fo:text-transform="none" fo:color="#2f2e2e" loext:opacity="100%" fo:letter-spacing="normal" fo:font-style="normal" fo:font-weight="normal" officeooo:rsid="001d33e7"/>
    </style:style>
    <style:style style:name="T6" style:family="text">
      <style:text-properties fo:font-variant="normal" fo:text-transform="none" fo:color="#2f2e2e" loext:opacity="100%" fo:letter-spacing="normal" fo:font-style="normal" fo:font-weight="normal" officeooo:rsid="0018b472"/>
    </style:style>
    <style:style style:name="T7" style:family="text">
      <style:text-properties fo:font-variant="normal" fo:text-transform="none" fo:color="#2f2e2e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officeooo:rsid="001d4203"/>
    </style:style>
    <style:style style:name="T9" style:family="text">
      <style:text-properties officeooo:rsid="002281b0"/>
    </style:style>
    <style:style style:name="T10" style:family="text">
      <style:text-properties officeooo:rsid="00242c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Faire un site pour un restaurant Thaïlandais</text:p>
      <text:p text:style-name="P1"/>
      <text:p text:style-name="P5">Choisir 2 polices d’écriture, pas plus.</text:p>
      <text:p text:style-name="P9">Couleurs : vert blanc</text:p>
      <text:p text:style-name="P1"/>
      <text:p text:style-name="P1"/>
      <text:p text:style-name="P1">4 onglets : ACCUEIL, LA CARTE, COMMANDEZ EN LIGNE, CONTACT</text:p>
      <text:p text:style-name="P1"/>
      <text:p text:style-name="P1"/>
      <text:p text:style-name="P2">1. Page d’accueil :</text:p>
      <text:p text:style-name="P2"/>
      <text:p text:style-name="P2">Dans le header : logo + le nom du resto <text:s text:c="2"/><text:tab/><text:span text:style-name="T9">Chez May</text:span></text:p>
      <text:p text:style-name="P2"><text:tab/><text:tab/> <text:s text:c="2"/>adresse et téléphone<text:tab/><text:tab/><text:span text:style-name="T9">HUA HIN</text:span></text:p>
      <text:p text:style-name="P2"><text:tab/><text:tab/> <text:s text:c="2"/>lien insta facebook youtube</text:p>
      <text:p text:style-name="P2"/>
      <text:p text:style-name="P2">barre de nav : responsive burger</text:p>
      <text:p text:style-name="P2"/>
      <text:p text:style-name="P2">photo de plat</text:p>
      <text:p text:style-name="P2"/>
      <text:p text:style-name="P14">Photo : <text:span text:style-name="T8">environs 18.</text:span></text:p>
      <text:p text:style-name="P2"/>
      <text:p text:style-name="P2">photo de <text:span text:style-name="T2">T</text:span>ha<text:span text:style-name="T2">ï</text:span>lande</text:p>
      <text:p text:style-name="P2"/>
      <text:p text:style-name="P2">2. Page la carte :</text:p>
      <text:p text:style-name="P2"/>
      <text:p text:style-name="P2">le même header</text:p>
      <text:p text:style-name="P2"/>
      <text:p text:style-name="P2">Les entrées : 4 différente + photos</text:p>
      <text:p text:style-name="P2"/>
      <text:p text:style-name="P5">Nems Thaï:8€<text:tab/><text:tab/>Brochette de poulet:8€</text:p>
      <text:p text:style-name="P5">Salade de papaye verte:9€<text:tab/><text:tab/>Soupe de poulet lait de coco :9€</text:p>
      <text:p text:style-name="P2"/>
      <text:p text:style-name="P2">Les plats : 4 différente + photos</text:p>
      <text:p text:style-name="P2"/>
      <text:p text:style-name="P5">Poulet sauté à la noix de cajou:13€<text:tab/><text:tab/>Bœuf sauté aux feuilles de basilic:14€</text:p>
      <text:p text:style-name="P6"><text:span text:style-name="T5">Crevettes sautées à l'ail </text:span><text:span text:style-name="T3">: 15€<text:tab/><text:tab/><text:tab/></text:span><text:span text:style-name="T4">Crevettes sautées au curry et coco</text:span>:1<text:span text:style-name="T3">5€</text:span></text:p>
      <text:p text:style-name="P2"><text:span text:style-name="T7">Pad thaï aux crevettes</text:span>:1<text:span text:style-name="T3">3€</text:span></text:p>
      <text:p text:style-name="P2"/>
      <text:p text:style-name="P2">Les desserts : 4 différente + photos</text:p>
      <text:p text:style-name="P2"/>
      <text:p text:style-name="P7"><text:span text:style-name="T6">Pad thaï aux crevettes</text:span><text:span text:style-name="T1"> </text:span><text:span text:style-name="T8">6€<text:tab/><text:tab/><text:tab/></text:span><text:span text:style-name="T4">Banane au lait de coco</text:span> <text:span text:style-name="T8">6€</text:span></text:p>
      <text:p text:style-name="P7"><text:span text:style-name="T4">Riz Gluant à la mangue fraîche.</text:span> <text:span text:style-name="T8">6€<text:tab/><text:tab/></text:span><text:span text:style-name="T4">Salade de fruits frais</text:span> <text:span text:style-name="T8">6€</text:span></text:p>
      <text:p text:style-name="P2"/>
      <text:p text:style-name="P2">Les boissons : 6 différente + photos</text:p>
      <text:p text:style-name="P8"><text:span text:style-name="T6">Salade de fruits frais</text:span><text:span text:style-name="T1"> </text:span><text:span text:style-name="T8">2,50€<text:tab/><text:tab/><text:tab/></text:span><text:span text:style-name="T4">Orangina</text:span> <text:tab/><text:span text:style-name="T4">Jus de mangue</text:span> <text:span text:style-name="T8">2,5</text:span><text:tab/></text:p>
      <text:p text:style-name="P7"><text:span text:style-name="T4">Singha Bière Thaï</text:span> <text:span text:style-name="T8">4,50<text:tab/><text:tab/></text:span><text:span text:style-name="T4">Chang Bière Thaï</text:span> <text:span text:style-name="T8">4,50<text:tab/></text:span><text:span text:style-name="T4">Jus de coco</text:span> <text:span text:style-name="T8">3€</text:span></text:p>
      <text:p text:style-name="P7"/>
      <text:p text:style-name="P7"/>
      <text:p text:style-name="P7"/>
      <text:p text:style-name="P2"/>
      <text:p text:style-name="P3"><text:soft-page-break/>3. Page commandez</text:p>
      <text:p text:style-name="P3"/>
      <text:p text:style-name="P3"/>
      <text:p text:style-name="P3">4. contact</text:p>
      <text:p text:style-name="P3"/>
      <text:p text:style-name="P3">header le même</text:p>
      <text:p text:style-name="P3"/>
      <text:p text:style-name="P3">une belle photos de font en fixe</text:p>
      <text:p text:style-name="P3"/>
      <text:p text:style-name="P3">Non du resto<text:tab/><text:span text:style-name="T10">Chef May</text:span><text:tab/><text:tab/><text:tab/><text:tab/><text:tab/>Mettre une carte Google map</text:p>
      <text:p text:style-name="P3">adresse<text:tab/><text:tab/><text:span text:style-name="T10">HUA HIN</text:span></text:p>
      <text:p text:style-name="P3">téléphone<text:tab/><text:span text:style-name="T10">07,00,56,00,00</text:span></text:p>
      <text:p text:style-name="P3"/>
      <text:p text:style-name="P3">ouvert du mardi au samedi 11h 13h30, 19h 21h30</text:p>
      <text:p text:style-name="P3"/>
      <text:p text:style-name="P3">un formulaire contactez nous</text:p>
      <text:p text:style-name="P3"/>
      <text:p text:style-name="P3">Prénom<text:tab/><text:tab/><text:tab/><text:tab/>Sujet</text:p>
      <text:p text:style-name="P3">Nom<text:tab/><text:tab/><text:tab/><text:tab/><text:tab/>Message</text:p>
      <text:p text:style-name="P3">Mail</text:p>
      <text:p text:style-name="P3"/>
      <text:p text:style-name="P3"/>
      <text:p text:style-name="P3">un formulaire</text:p>
      <text:p text:style-name="P3"/>
      <text:p text:style-name="P3">réservé votre table</text:p>
      <text:p text:style-name="P3"/>
      <text:p text:style-name="P3">Date<text:tab/><text:tab/>Heure<text:tab/><text:tab/>Nb de personnes<text:tab/><text:tab/>Envoyer</text:p>
      <text:p text:style-name="P3"/>
      <text:p text:style-name="P3"/>
      <text:p text:style-name="P3"/>
      <text:p text:style-name="P3"/>
      <text:p text:style-name="P3"/>
      <text:p text:style-name="P11">Les photos :</text:p>
      <text:p text:style-name="P11"/>
      <text:p text:style-name="P11">Pour la page d’accueil une grande ardoise de bar avec les horaires d’ouverture qui s’inscrivent.</text:p>
      <text:p text:style-name="P11"/>
      <text:p text:style-name="P12">Pour la page contact un coucher de soleil sur une pl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utura-lt-w01-light" svg:font-family="futura-lt-w01-ligh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8:16:55.272000000</meta:creation-date>
    <meta:generator>LibreOffice/7.0.4.2$Windows_X86_64 LibreOffice_project/dcf040e67528d9187c66b2379df5ea4407429775</meta:generator>
    <dc:date>2021-02-22T23:35:48.685000000</dc:date>
    <meta:editing-duration>PT44M6S</meta:editing-duration>
    <meta:editing-cycles>14</meta:editing-cycles>
    <meta:document-statistic meta:table-count="0" meta:image-count="0" meta:object-count="0" meta:page-count="2" meta:paragraph-count="45" meta:word-count="282" meta:character-count="1560" meta:non-whitespace-character-count="1281"/>
  </office:meta>
</office:document-meta>
</file>